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solid" draw:stroke-dash="Ultrafine_20_Dashed" draw:marker-end="Short_20_line_20_Arrow" draw:marker-end-width="0.15cm" draw:stroke-linejoin="round" svg:stroke-linecap="butt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943cm" fo:min-width="7.556cm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04cm" fo:min-width="1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49cm"/>
    </style:style>
    <style:style style:name="gr9" style:family="graphic" style:parent-style-name="objectwithoutfill">
      <style:graphic-properties draw:stroke="dash" draw:stroke-dash="Ultrafine_20_Dashed" svg:stroke-color="#666666" draw:marker-end="Short_20_line_20_Arrow" draw:marker-end-width="0.15cm" draw:stroke-linejoin="round" svg:stroke-linecap="butt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dash" draw:stroke-dash="Fine_20_Dashed" svg:stroke-color="#b2b2b2" draw:marker-end="Short_20_line_20_Arrow" draw:marker-end-width="0.15cm" draw:stroke-linejoin="round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dddddd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1pt" style:text-underline-style="none" fo:font-weight="normal" style:font-size-asian="16pt" style:font-weight-asian="normal" style:font-size-complex="16pt" style:font-weight-complex="normal"/>
    </style:style>
    <style:style style:name="P7" style:family="paragraph">
      <style:text-properties fo:font-size="6pt"/>
    </style:style>
    <style:style style:name="P8" style:family="paragraph">
      <loext:graphic-properties draw:fill="none" draw:fill-color="#ffffff"/>
      <style:text-properties fo:font-size="6pt" style:font-size-asian="8pt" style:font-size-complex="8pt"/>
    </style:style>
    <style:style style:name="T1" style:family="text">
      <style:text-properties fo:font-size="11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5.171cm" svg:y1="4.27cm" svg:x2="4.472cm" svg:y2="6.541cm" draw:start-shape="id1" draw:start-glue-point="8" draw:end-shape="id2" draw:end-glue-point="4" svg:d="M5171 4270c0 1702-699 567-699 2271" svg:viewBox="0 0 700 2272">
          <text:p/>
        </draw:connector>
        <draw:connector draw:style-name="gr1" draw:text-style-name="P1" draw:layer="layout" draw:type="curve" svg:x1="10.772cm" svg:y1="3.57cm" svg:x2="10.972cm" svg:y2="6.442cm" draw:start-shape="id3" draw:start-glue-point="8" draw:end-shape="id4" draw:end-glue-point="4" svg:d="M10772 3570c0 2154 200 718 200 2872" svg:viewBox="0 0 201 2873">
          <text:p/>
        </draw:connector>
        <draw:custom-shape draw:style-name="gr2" draw:text-style-name="P2" xml:id="id6" draw:id="id6" draw:layer="layout" svg:width="0.127cm" svg:height="0.127cm" svg:x="3.207cm" svg:y="3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127cm" svg:height="0.127cm" svg:x="4.008cm" svg:y="3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127cm" svg:height="0.127cm" svg:x="4.408cm" svg:y="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4.072cm" svg:y1="3.768cm" svg:x2="4.472cm" svg:y2="6.541cm" draw:start-shape="id5" draw:start-glue-point="8" draw:end-shape="id2" draw:end-glue-point="4" svg:d="M4072 3768c0 2079 400 693 400 2773" svg:viewBox="0 0 401 2774">
          <text:p/>
        </draw:connector>
        <draw:g>
          <svg:title>TexMaths</svg:title>
          <svg:desc>8§display§A_1§svg§600§FALSE§</svg:desc>
          <draw:polygon draw:style-name="gr3" draw:text-style-name="P3" draw:layer="layout" svg:width="0.321cm" svg:height="0.233cm" svg:x="3.058cm" svg:y="2.854cm" svg:viewBox="0 0 322 234" draw:points="161,234 0,234 0,0 322,0 322,234">
            <text:p/>
          </draw:polygon>
          <draw:path draw:style-name="gr4" draw:text-style-name="P4" draw:layer="layout" svg:width="0.192cm" svg:height="0.201cm" svg:x="3.068cm" svg:y="2.844cm" svg:viewBox="0 0 193 202" svg:d="M41 170c-11 19-23 23-35 24-4 0-6 0-6 5 0 2 2 3 4 3 7 0 16 0 24 0 10 0 19 0 28 0 2 0 6 0 6-5 0-3-3-3-5-3-7-1-13-4-13-11 0-3 2-6 4-10l21-36h71c1 6 5 45 5 47 0 9-16 10-21 10-4 0-7 0-7 5 0 3 4 3 4 3 12 0 24 0 36 0 7 0 24 0 32 0 1 0 4 0 4-5 0-3-2-3-6-3-18 0-18-3-18-11l-17-177c-1-5-1-6-6-6s-5 2-7 5zM74 128l56-93 9 93z">
            <text:p/>
          </draw:path>
          <draw:path draw:style-name="gr4" draw:text-style-name="P4" draw:layer="layout" svg:width="0.072cm" svg:height="0.13cm" svg:x="3.289cm" svg:y="2.957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A_2§svg§600§FALSE§</svg:desc>
          <draw:polygon draw:style-name="gr3" draw:text-style-name="P3" draw:layer="layout" svg:width="0.321cm" svg:height="0.233cm" svg:x="3.955cm" svg:y="3.355cm" svg:viewBox="0 0 322 234" draw:points="161,234 0,234 0,0 322,0 322,234">
            <text:p/>
          </draw:polygon>
          <draw:path draw:style-name="gr4" draw:text-style-name="P4" draw:layer="layout" svg:width="0.192cm" svg:height="0.201cm" svg:x="3.965cm" svg:y="3.345cm" svg:viewBox="0 0 193 202" svg:d="M41 170c-11 19-23 23-35 24-4 0-6 0-6 5 0 2 2 3 4 3 7 0 16 0 24 0 10 0 19 0 28 0 2 0 6 0 6-5 0-3-3-3-5-3-7-1-13-4-13-11 0-3 2-6 4-10l21-36h71c1 6 5 45 5 47 0 9-16 10-21 10-4 0-7 0-7 5 0 3 4 3 4 3 12 0 24 0 36 0 7 0 24 0 32 0 1 0 4 0 4-5 0-3-2-3-6-3-18 0-18-3-18-11l-17-177c-1-5-1-6-6-6s-5 2-7 5zM74 128l56-93 9 93z">
            <text:p/>
          </draw:path>
          <draw:path draw:style-name="gr4" draw:text-style-name="P4" draw:layer="layout" svg:width="0.087cm" svg:height="0.13cm" svg:x="4.177cm" svg:y="3.458cm" svg:viewBox="0 0 88 131" svg:d="M88 95h-7c0 5-3 16-5 19-2 0-17 0-20 0h-36c21-18 27-24 39-32 15-12 29-24 29-44 0-24-22-38-46-38-25 0-42 18-42 35 0 11 9 11 10 11 5 0 11-3 11-10 0-3-1-10-11-10 5-15 19-19 28-19 20 0 31 15 31 31 0 18-13 32-19 39l-48 47c-2 2-2 2-2 7h81z">
            <text:p/>
          </draw:path>
        </draw:g>
        <draw:g>
          <svg:title>TexMaths</svg:title>
          <svg:desc>6§display§A_n§svg§600§FALSE§</svg:desc>
          <draw:polygon draw:style-name="gr3" draw:text-style-name="P3" draw:layer="layout" svg:width="0.261cm" svg:height="0.175cm" svg:x="4.073cm" svg:y="6.491cm" svg:viewBox="0 0 262 176" draw:points="131,176 0,176 0,0 262,0 262,176">
            <text:p/>
          </draw:polygon>
          <draw:path draw:style-name="gr4" draw:text-style-name="P4" draw:layer="layout" svg:width="0.144cm" svg:height="0.151cm" svg:x="4.08cm" svg:y="6.484cm" svg:viewBox="0 0 145 152" svg:d="M31 127c-9 14-17 17-27 18-2 0-4 0-4 4 0 1 1 3 3 3 5 0 12-1 18-1 7 0 14 1 21 1 1 0 4 0 4-5 0-2-2-2-3-2-5-1-10-2-10-8 0-2 1-5 3-8l16-27h53c1 5 4 34 4 36 0 6-12 7-16 7-3 0-5 0-5 4 0 3 3 3 3 3 9 0 18-1 27-1 5 0 18 1 23 1 2 0 4 0 4-5 0-2-2-2-5-2-13 0-13-2-13-8l-13-132c-1-4-1-5-4-5-4 0-4 1-6 4zM56 96l42-70 6 70z">
            <text:p/>
          </draw:path>
          <draw:path draw:style-name="gr4" draw:text-style-name="P4" draw:layer="layout" svg:width="0.09cm" svg:height="0.066cm" svg:x="4.237cm" svg:y="6.601cm" svg:viewBox="0 0 91 67" svg:d="M11 56c0 2-1 6-1 6 0 3 3 5 5 5s5-2 5-3c1-2 2-6 3-9s3-10 3-14c2-3 2-6 3-10 2-6 2-7 6-13 5-6 11-14 23-14 8 0 8 8 8 10 0 9-6 26-8 32-2 4-3 6-3 9 0 7 7 12 15 12 14 0 21-20 21-23 0-1-2-1-3-1-2 0-2 0-2 2-4 12-10 18-16 18-3 0-4-2-4-5s1-6 4-12c1-5 7-21 7-29 0-15-11-17-19-17-12 0-21 8-25 14-1-11-10-14-16-14s-10 5-12 8c-3 6-5 14-5 15 0 2 2 2 2 2 3 0 3-1 4-5 2-9 5-16 11-16 3 0 5 3 5 7 0 3-2 9-3 13s-2 10-3 13z">
            <text:p/>
          </draw:path>
        </draw:g>
        <draw:connector draw:style-name="gr5" draw:text-style-name="P1" draw:layer="layout" draw:type="curve" svg:x1="3.271cm" svg:y1="3.267cm" svg:x2="4.472cm" svg:y2="6.541cm" draw:start-shape="id6" draw:start-glue-point="8" draw:end-shape="id2" draw:end-glue-point="4" svg:d="M3271 3267c0 2455 1201 819 1201 3274" svg:viewBox="0 0 1202 3275">
          <text:p/>
        </draw:connector>
        <draw:custom-shape draw:style-name="gr6" draw:text-style-name="P1" draw:layer="layout" svg:width="11.43cm" svg:height="5.969cm" svg:x="1.762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286cm" svg:height="0.508cm" svg:x="6.588cm" svg:y="6.9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0.99cm" svg:height="0.705cm" svg:x="7.289cm" svg:y="6.542cm">
          <draw:text-box>
            <text:p><text:span text:style-name="T1">F</text:span></text:p>
          </draw:text-box>
        </draw:frame>
        <draw:custom-shape draw:style-name="gr2" draw:text-style-name="P2" xml:id="id8" draw:id="id8" draw:layer="layout" svg:width="0.127cm" svg:height="0.127cm" svg:x="9.893cm" svg:y="2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127cm" svg:height="0.127cm" svg:x="11.908cm" svg:y="3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127cm" svg:height="0.127cm" svg:x="10.908cm" svg:y="6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1.972cm" svg:y1="4.069cm" svg:x2="10.972cm" svg:y2="6.442cm" draw:start-shape="id7" draw:start-glue-point="8" draw:end-shape="id4" draw:end-glue-point="4" svg:d="M11972 4069c0 1779-1000 593-1000 2373" svg:viewBox="0 0 1001 2374">
          <text:p/>
        </draw:connector>
        <draw:g>
          <svg:title>TexMaths</svg:title>
          <svg:desc>7§display§F[A_1]§svg§600§FALSE§</svg:desc>
          <draw:polygon draw:style-name="gr3" draw:text-style-name="P3" draw:layer="layout" svg:width="0.622cm" svg:height="0.244cm" svg:x="9.592cm" svg:y="2.663cm" svg:viewBox="0 0 623 245" draw:points="312,245 0,245 0,0 623,0 623,245">
            <text:p/>
          </draw:polygon>
          <draw:path draw:style-name="gr4" draw:text-style-name="P4" draw:layer="layout" svg:width="0.175cm" svg:height="0.167cm" svg:x="9.601cm" svg:y="2.679cm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olygon draw:style-name="gr4" draw:text-style-name="P4" draw:layer="layout" svg:width="0.033cm" svg:height="0.245cm" svg:x="9.813cm" svg:y="2.662cm" svg:viewBox="0 0 34 246" draw:points="34,246 34,236 10,236 10,10 34,10 34,0 0,0 0,246">
            <text:p/>
          </draw:polygon>
          <draw:path draw:style-name="gr4" draw:text-style-name="P4" draw:layer="layout" svg:width="0.168cm" svg:height="0.176cm" svg:x="9.861cm" svg:y="2.67cm" svg:viewBox="0 0 169 177" svg:d="M36 148c-10 17-20 20-31 21-3 0-5 0-5 5 0 1 1 3 4 3 6 0 14-1 21-1 8 0 16 1 24 1 1 0 5 0 5-5 0-3-2-3-4-3-6-1-11-3-11-9 0-3 1-6 3-9l18-31h63c0 5 4 39 4 41 0 7-14 8-18 8s-6 0-6 5c0 3 3 3 3 3 10 0 21-1 31-1 7 0 22 1 28 1 2 0 4 0 4-5 0-3-2-3-5-3-16 0-16-2-16-9l-15-154c-1-5-1-6-5-6s-5 1-6 4zM65 112l49-81 8 81z">
            <text:p/>
          </draw:path>
          <draw:path draw:style-name="gr4" draw:text-style-name="P4" draw:layer="layout" svg:width="0.063cm" svg:height="0.114cm" svg:x="10.055cm" svg:y="2.769cm" svg:viewBox="0 0 64 115" svg:d="M39 5c0-5 0-5-5-5-11 11-27 11-34 11v6c4 0 15 0 25-4v88c0 5 0 7-17 7h-7v7c3 0 25-1 31-1s27 1 32 1v-7h-7c-18 0-18-2-18-7z">
            <text:p/>
          </draw:path>
          <draw:polygon draw:style-name="gr4" draw:text-style-name="P4" draw:layer="layout" svg:width="0.033cm" svg:height="0.245cm" svg:x="10.151cm" svg:y="2.662cm" svg:viewBox="0 0 34 246" draw:points="34,0 0,0 0,10 25,10 25,236 0,236 0,246 34,246">
            <text:p/>
          </draw:polygon>
        </draw:g>
        <draw:g>
          <svg:title>TexMaths</svg:title>
          <svg:desc>7§display§F[A_{n-1}]§svg§600§FALSE§</svg:desc>
          <draw:polygon draw:style-name="gr3" draw:text-style-name="P3" draw:layer="layout" svg:width="0.897cm" svg:height="0.244cm" svg:x="11.658cm" svg:y="3.652cm" svg:viewBox="0 0 898 245" draw:points="449,245 0,245 0,0 898,0 898,245">
            <text:p/>
          </draw:polygon>
          <draw:path draw:style-name="gr4" draw:text-style-name="P4" draw:layer="layout" svg:width="0.175cm" svg:height="0.167cm" svg:x="11.667cm" svg:y="3.668cm" svg:viewBox="0 0 176 168" svg:d="M66 87h24c18 0 20 5 20 12 0 2 0 4-2 11 0 2-1 3-1 3 0 2 2 4 4 4s2-1 3-6l13-53c1-3 1-3 1-4s0-3-3-3c-2 0-3 1-3 5-5 19-11 24-32 24h-23l16-63c2-9 2-9 14-9h32c31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olygon draw:style-name="gr4" draw:text-style-name="P4" draw:layer="layout" svg:width="0.033cm" svg:height="0.245cm" svg:x="11.878cm" svg:y="3.651cm" svg:viewBox="0 0 34 246" draw:points="34,246 34,236 10,236 10,10 34,10 34,0 0,0 0,246">
            <text:p/>
          </draw:polygon>
          <draw:path draw:style-name="gr4" draw:text-style-name="P4" draw:layer="layout" svg:width="0.168cm" svg:height="0.176cm" svg:x="11.927cm" svg:y="3.659cm" svg:viewBox="0 0 169 177" svg:d="M36 148c-10 17-20 20-31 21-3 0-5 0-5 5 0 1 1 3 3 3 7 0 14-1 21-1 9 0 17 1 25 1 1 0 5 0 5-5 0-3-2-3-4-3-6-1-12-3-12-9 0-3 2-6 4-9l18-31h62c1 5 5 39 5 41 0 7-14 8-19 8-3 0-5 0-5 5 0 3 3 3 3 3 10 0 21-1 31-1 6 0 22 1 28 1 2 0 4 0 4-5 0-3-2-3-5-3-16 0-16-2-16-9l-15-154c-1-5-1-6-5-6s-5 1-6 4zM65 112l49-81 8 81z">
            <text:p/>
          </draw:path>
          <draw:path draw:style-name="gr4" draw:text-style-name="P4" draw:layer="layout" svg:width="0.105cm" svg:height="0.077cm" svg:x="12.109cm" svg:y="3.796cm" svg:viewBox="0 0 106 78" svg:d="M13 66c0 2-2 6-2 7 0 3 4 5 6 5 3 0 6-2 7-4 0-1 2-7 3-10 1-4 3-12 4-16s2-7 3-12c2-7 2-8 7-15s13-16 26-16c10 0 10 9 10 12 0 10-7 30-10 37-2 5-3 6-3 10 0 9 8 14 17 14 17 0 25-23 25-26 0-2-2-2-3-2-2 0-2 0-3 2-4 14-12 21-19 21-3 0-4-2-4-6 0-3 1-6 4-14 2-5 9-24 9-33 0-17-13-20-22-20-15 0-25 9-30 16-1-13-11-16-18-16s-12 6-14 9c-4 7-6 17-6 18 0 2 2 2 3 2 3 0 3-1 4-5 2-11 6-19 13-19 4 0 5 3 5 8 0 4-1 10-3 15-1 4-2 12-4 15z">
            <text:p/>
          </draw:path>
          <draw:path draw:style-name="gr4" draw:text-style-name="P4" draw:layer="layout" svg:width="0.116cm" svg:height="0.008cm" svg:x="12.241cm" svg:y="3.825cm" svg:viewBox="0 0 117 9" svg:d="M110 9c3 0 7 0 7-4 0-5-4-5-7-5h-103c-3 0-7 0-7 4 0 5 4 5 7 5z">
            <text:p/>
          </draw:path>
          <draw:path draw:style-name="gr4" draw:text-style-name="P4" draw:layer="layout" svg:width="0.063cm" svg:height="0.114cm" svg:x="12.395cm" svg:y="3.758cm" svg:viewBox="0 0 64 115" svg:d="M39 5c0-5 0-5-5-5-11 11-27 11-34 11v6c4 0 15 0 25-4v88c0 5 0 7-17 7h-7v7c3 0 25-1 31-1s27 1 32 1v-7h-7c-18 0-18-2-18-7z">
            <text:p/>
          </draw:path>
          <draw:polygon draw:style-name="gr4" draw:text-style-name="P4" draw:layer="layout" svg:width="0.033cm" svg:height="0.245cm" svg:x="12.493cm" svg:y="3.651cm" svg:viewBox="0 0 34 246" draw:points="34,0 0,0 0,10 24,10 24,236 0,236 0,246 34,246">
            <text:p/>
          </draw:polygon>
        </draw:g>
        <draw:g>
          <svg:title>TexMaths</svg:title>
          <svg:desc>6§display§F[A_n]§svg§600§FALSE§</svg:desc>
          <draw:polygon draw:style-name="gr3" draw:text-style-name="P3" draw:layer="layout" svg:width="0.553cm" svg:height="0.209cm" svg:x="10.229cm" svg:y="6.391cm" svg:viewBox="0 0 554 210" draw:points="277,210 0,210 0,0 554,0 554,210">
            <text:p/>
          </draw:polygon>
          <draw:path draw:style-name="gr4" draw:text-style-name="P4" draw:layer="layout" svg:width="0.15cm" svg:height="0.143cm" svg:x="10.237cm" svg:y="6.405cm" svg:viewBox="0 0 151 144" svg:d="M56 75h21c15 0 17 4 17 10 0 1 0 4-1 10-1 1-1 2-1 2 0 2 2 3 3 3 2 0 2 0 3-5l11-45c1-3 1-3 1-4 0 0 0-2-3-2-1 0-2 1-3 4-4 17-9 20-27 20h-19l13-53c2-8 2-8 12-8h28c26 0 31 7 31 23 0 5 0 5-1 11-1 3-1 3-1 4s1 2 3 2 3-1 3-4l5-37c0-6-1-6-6-6h-104c-4 0-6 0-6 4 0 3 2 3 5 3 8 0 14 0 14 3 0 1 0 1-1 6l-28 111c-2 8-2 10-19 10-4 0-6 0-6 4 0 3 2 3 3 3 7 0 22-1 28-1 7 0 25 1 31 1 3 0 5 0 5-4 0-2-1-2-1-3-1 0-1 0-6 0s-6 0-11 0c-6-1-7-2-7-5 0 0 0-1 1-4z">
            <text:p/>
          </draw:path>
          <draw:polygon draw:style-name="gr4" draw:text-style-name="P4" draw:layer="layout" svg:width="0.028cm" svg:height="0.21cm" svg:x="10.418cm" svg:y="6.39cm" svg:viewBox="0 0 29 211" draw:points="29,211 29,203 8,203 8,8 29,8 29,0 0,0 0,211">
            <text:p/>
          </draw:polygon>
          <draw:path draw:style-name="gr4" draw:text-style-name="P4" draw:layer="layout" svg:width="0.144cm" svg:height="0.151cm" svg:x="10.459cm" svg:y="6.397cm" svg:viewBox="0 0 145 152" svg:d="M31 127c-9 14-17 17-27 18-2 0-4 0-4 4 0 1 1 3 3 3 5 0 12-1 18-1 7 0 14 1 21 1 1 0 4 0 4-5 0-2-2-2-3-2-5-1-10-2-10-8 0-2 1-5 3-8l16-26h53c1 4 4 33 4 35 0 6-12 7-16 7-3 0-5 0-5 4 0 3 3 3 3 3 9 0 18-1 27-1 5 0 18 1 24 1 1 0 3 0 3-5 0-2-2-2-5-2-13 0-13-2-13-8l-13-132c-1-4-1-5-4-5-4 0-4 1-6 4zM56 96l42-70 6 70z">
            <text:p/>
          </draw:path>
          <draw:path draw:style-name="gr4" draw:text-style-name="P4" draw:layer="layout" svg:width="0.09cm" svg:height="0.066cm" svg:x="10.616cm" svg:y="6.515cm" svg:viewBox="0 0 91 67" svg:d="M11 56c0 2-1 6-1 6 0 3 3 5 5 5s5-2 5-3c1-2 2-6 3-9s3-10 3-14c2-3 2-6 3-10 2-6 2-7 6-13 5-6 11-14 23-14 8 0 8 8 8 10 0 9-6 26-8 32-2 4-3 6-3 9 0 7 7 12 15 12 14 0 21-20 21-23 0-1-2-1-3-1-2 0-2 0-2 2-4 12-10 18-16 18-3 0-4-2-4-5s1-6 4-12c1-5 7-21 7-29 0-15-11-17-19-17-12 0-21 8-25 14-1-11-10-14-16-14s-10 5-12 8c-3 6-5 14-5 15 0 2 2 2 2 2 3 0 3-1 4-5 2-9 5-16 11-16 3 0 5 3 5 7 0 3-2 9-3 13s-2 10-3 13z">
            <text:p/>
          </draw:path>
          <draw:polygon draw:style-name="gr4" draw:text-style-name="P4" draw:layer="layout" svg:width="0.028cm" svg:height="0.21cm" svg:x="10.729cm" svg:y="6.39cm" svg:viewBox="0 0 29 211" draw:points="29,0 0,0 0,8 21,8 21,203 0,203 0,211 29,211">
            <text:p/>
          </draw:polygon>
        </draw:g>
        <draw:connector draw:style-name="gr5" draw:text-style-name="P1" draw:layer="layout" draw:type="curve" svg:x1="9.957cm" svg:y1="3.068cm" svg:x2="10.972cm" svg:y2="6.442cm" draw:start-shape="id8" draw:start-glue-point="8" draw:end-shape="id4" draw:end-glue-point="4" svg:d="M9957 3068c0 2530 1015 844 1015 3374" svg:viewBox="0 0 1016 3375">
          <text:p/>
        </draw:connector>
        <draw:g xml:id="id9" draw:id="id9">
          <svg:title>TexMaths</svg:title>
          <svg:desc>6§display§f: A_1 \rightarrow A_2 \rightarrow ... \rightarrow A_n§svg§600§FALSE§</svg:desc>
          <draw:polygon draw:style-name="gr3" draw:text-style-name="P3" draw:layer="layout" svg:width="2.223cm" svg:height="0.186cm" svg:x="3.367cm" svg:y="4.909cm" svg:viewBox="0 0 2224 187" draw:points="1112,187 0,187 0,0 2224,0 2224,187">
            <text:p/>
          </draw:polygon>
          <draw:path draw:style-name="gr4" draw:text-style-name="P4" draw:layer="layout" svg:width="0.105cm" svg:height="0.191cm" svg:x="3.378cm" svg:y="4.906cm" svg:viewBox="0 0 106 192" svg:d="M67 65h18c4 0 6 0 6-5 0-2-2-2-6-2h-17l5-24c0-5 3-20 4-22 2-4 6-7 11-7 0 0 6 0 10 3-10 2-12 9-12 12 0 5 4 7 8 7 6 0 12-4 12-13s-10-14-18-14-21 4-27 25c-2 4-2 6-8 33h-14c-4 0-7 0-7 4 0 3 2 3 6 3h14l-15 83c-5 20-8 39-19 39-1 0-6 0-10-3 9-1 12-9 12-12 0-4-4-7-9-7s-11 4-11 13 10 14 18 14c11 0 20-12 24-20 7-14 11-39 12-41z">
            <text:p/>
          </draw:path>
          <draw:path draw:style-name="gr4" draw:text-style-name="P4" draw:layer="layout" svg:width="0.022cm" svg:height="0.09cm" svg:x="3.569cm" svg:y="4.964cm" svg:viewBox="0 0 23 91" svg:d="M23 11c0-6-5-11-12-11-6 0-11 5-11 11s5 12 11 12c7 0 12-6 12-12zM23 80c0-6-5-11-12-11-6 0-11 5-11 11s5 11 11 11c7 0 12-5 12-11z">
            <text:p/>
          </draw:path>
          <draw:path draw:style-name="gr4" draw:text-style-name="P4" draw:layer="layout" svg:width="0.144cm" svg:height="0.15cm" svg:x="3.675cm" svg:y="4.904cm" svg:viewBox="0 0 145 151" svg:d="M31 127c-9 14-17 17-27 18-2 0-4 0-4 4 0 1 1 2 3 2 5 0 12 0 18 0 7 0 14 0 21 0 1 0 4 0 4-4 0-2-2-2-3-2-5-1-10-2-10-8 0-2 1-5 3-8l16-27h53c1 5 4 34 4 36 0 6-12 7-16 7-3 0-5 0-5 4 0 2 3 2 3 2 9 0 18 0 27 0 5 0 18 0 24 0 1 0 3 0 3-4 0-2-2-2-5-2-13 0-13-2-13-8l-13-132c-1-4-1-5-4-5-4 0-4 1-6 4zM56 96l42-70 6 70z">
            <text:p/>
          </draw:path>
          <draw:path draw:style-name="gr4" draw:text-style-name="P4" draw:layer="layout" svg:width="0.054cm" svg:height="0.097cm" svg:x="3.842cm" svg:y="4.988cm" svg:viewBox="0 0 55 98" svg:d="M34 4c0-4 0-4-5-4-9 10-23 10-29 10v5c4 0 13 0 22-4v75c0 5 0 7-15 7h-6v5c3 0 21 0 27 0 4 0 23 0 27 0v-5h-6c-15 0-15-2-15-7z">
            <text:p/>
          </draw:path>
          <draw:path draw:style-name="gr4" draw:text-style-name="P4" draw:layer="layout" svg:width="0.187cm" svg:height="0.109cm" svg:x="3.99cm" svg:y="4.947cm" svg:viewBox="0 0 188 110" svg:d="M165 59c-12 9-17 18-19 21-10 15-12 28-12 28 0 2 3 2 5 2 3 0 4 0 4-4 5-20 18-38 42-48 2-1 3-1 3-3 0-1-1-2-2-2-9-4-35-14-43-50 0-2-1-3-4-3-2 0-5 0-5 2 0 1 2 14 11 29 4 6 10 13 20 20h-157c-4 0-8 0-8 4s4 4 8 4z">
            <text:p/>
          </draw:path>
          <draw:path draw:style-name="gr4" draw:text-style-name="P4" draw:layer="layout" svg:width="0.144cm" svg:height="0.15cm" svg:x="4.255cm" svg:y="4.904cm" svg:viewBox="0 0 145 151" svg:d="M31 127c-9 14-17 17-27 18-2 0-4 0-4 4 0 1 1 2 3 2 5 0 12 0 18 0 7 0 14 0 21 0 1 0 4 0 4-4 0-2-2-2-3-2-5-1-10-2-10-8 0-2 1-5 3-8l16-27h53c1 5 4 34 4 36 0 6-12 7-16 7-3 0-5 0-5 4 0 2 3 2 3 2 9 0 18 0 27 0 5 0 18 0 24 0 1 0 3 0 3-4 0-2-2-2-5-2-13 0-13-2-13-8l-13-132c-1-4-1-5-4-5-4 0-4 1-6 4zM56 96l42-70 6 70z">
            <text:p/>
          </draw:path>
          <draw:path draw:style-name="gr4" draw:text-style-name="P4" draw:layer="layout" svg:width="0.065cm" svg:height="0.097cm" svg:x="4.415cm" svg:y="4.988cm" svg:viewBox="0 0 66 98" svg:d="M66 71h-5c0 4-2 12-4 14-1 1-13 1-15 1h-27c16-14 20-18 29-25 12-9 22-18 22-32 0-18-16-29-35-29-18 0-31 13-31 26 0 8 7 9 8 9 3 0 8-3 8-8 0-2-1-8-9-8 4-11 15-14 22-14 15 0 23 12 23 24 0 13-10 23-15 28l-36 36c-1 1-1 1-1 5h61z">
            <text:p/>
          </draw:path>
          <draw:path draw:style-name="gr4" draw:text-style-name="P4" draw:layer="layout" svg:width="0.187cm" svg:height="0.109cm" svg:x="4.57cm" svg:y="4.947cm" svg:viewBox="0 0 188 110" svg:d="M165 59c-12 9-17 18-19 21-10 15-12 28-12 28 0 2 3 2 5 2 3 0 4 0 4-4 5-20 18-38 42-48 2-1 3-1 3-3 0-1-1-2-2-2-9-4-35-14-43-50 0-2-1-3-4-3-2 0-5 0-5 2 0 1 2 14 11 29 4 6 11 13 20 20h-157c-4 0-8 0-8 4s4 4 8 4z">
            <text:p/>
          </draw:path>
          <draw:path draw:style-name="gr4" draw:text-style-name="P4" draw:layer="layout" svg:width="0.022cm" svg:height="0.022cm" svg:x="4.845cm" svg:y="5.032cm" svg:viewBox="0 0 23 23" svg:d="M23 11c0-6-5-11-12-11-6 0-11 5-11 11 0 7 5 12 11 12 7 0 12-5 12-12z">
            <text:p/>
          </draw:path>
          <draw:path draw:style-name="gr4" draw:text-style-name="P4" draw:layer="layout" svg:width="0.022cm" svg:height="0.022cm" svg:x="4.903cm" svg:y="5.032cm" svg:viewBox="0 0 23 23" svg:d="M23 11c0-6-5-11-12-11-6 0-11 5-11 11 0 7 5 12 11 12 7 0 12-5 12-12z">
            <text:p/>
          </draw:path>
          <draw:path draw:style-name="gr4" draw:text-style-name="P4" draw:layer="layout" svg:width="0.022cm" svg:height="0.022cm" svg:x="4.962cm" svg:y="5.032cm" svg:viewBox="0 0 23 23" svg:d="M23 11c0-6-5-11-12-11-6 0-11 5-11 11 0 7 5 12 11 12 7 0 12-5 12-12z">
            <text:p/>
          </draw:path>
          <draw:path draw:style-name="gr4" draw:text-style-name="P4" draw:layer="layout" svg:width="0.187cm" svg:height="0.109cm" svg:x="5.072cm" svg:y="4.947cm" svg:viewBox="0 0 188 110" svg:d="M165 59c-12 9-17 18-19 21-10 15-12 28-12 28 0 2 3 2 5 2 3 0 4 0 4-4 5-20 18-38 42-48 2-1 3-1 3-3 0-1-1-2-2-2-9-4-35-14-43-50 0-2-1-3-4-3-2 0-5 0-5 2 0 1 2 14 11 29 4 6 11 13 20 20h-157c-4 0-8 0-8 4s4 4 8 4z">
            <text:p/>
          </draw:path>
          <draw:path draw:style-name="gr4" draw:text-style-name="P4" draw:layer="layout" svg:width="0.144cm" svg:height="0.15cm" svg:x="5.337cm" svg:y="4.904cm" svg:viewBox="0 0 145 151" svg:d="M31 127c-9 14-17 17-27 18-2 0-4 0-4 4 0 1 1 2 3 2 5 0 12 0 18 0 7 0 14 0 21 0 1 0 4 0 4-4 0-2-2-2-3-2-5-1-10-2-10-8 0-2 1-5 3-8l16-27h53c1 5 4 34 4 36 0 6-12 7-16 7-3 0-5 0-5 4 0 2 3 2 3 2 9 0 18 0 27 0 5 0 18 0 24 0 1 0 3 0 3-4 0-2-2-2-5-2-13 0-13-2-13-8l-13-132c-1-4-1-5-4-5-4 0-4 1-6 4zM56 96l42-70 6 70z">
            <text:p/>
          </draw:path>
          <draw:path draw:style-name="gr4" draw:text-style-name="P4" draw:layer="layout" svg:width="0.09cm" svg:height="0.066cm" svg:x="5.493cm" svg:y="5.021cm" svg:viewBox="0 0 91 67" svg:d="M11 56c0 2-1 6-1 6 0 3 3 5 5 5s5-2 5-4c1-1 2-6 3-9s3-9 3-13c2-3 2-6 3-10 2-6 2-7 6-13 5-6 11-14 23-14 8 0 8 8 8 10 0 9-6 26-8 32-2 4-3 5-3 8 0 8 7 13 15 13 14 0 21-20 21-23 0-1-2-1-3-1-2 0-2 0-2 2-4 12-10 18-16 18-3 0-4-2-4-6 0-3 1-5 4-11 1-5 7-21 7-29 0-15-11-17-19-17-12 0-21 8-25 14-1-11-10-14-16-14s-10 5-12 8c-3 6-5 14-5 15 0 2 2 2 2 2 3 0 3-1 4-5 2-9 5-16 11-16 3 0 5 3 5 7 0 3-2 9-3 13s-2 10-3 13z">
            <text:p/>
          </draw:path>
        </draw:g>
        <draw:g xml:id="id10" draw:id="id10">
          <svg:title>TexMaths</svg:title>
          <svg:desc>6§display§f^\prime: F[A_1] \rightarrow F[A_2] \rightarrow ... \rightarrow F[A_n]§svg§600§FALSE§</svg:desc>
          <draw:polygon draw:style-name="gr3" draw:text-style-name="P3" draw:layer="layout" svg:width="3.136cm" svg:height="0.221cm" svg:x="9.645cm" svg:y="4.858cm" svg:viewBox="0 0 3137 222" draw:points="1569,222 0,222 0,0 3137,0 3137,222">
            <text:p/>
          </draw:polygon>
          <draw:path draw:style-name="gr4" draw:text-style-name="P4" draw:layer="layout" svg:width="0.105cm" svg:height="0.192cm" svg:x="9.656cm" svg:y="4.878cm" svg:viewBox="0 0 106 193" svg:d="M67 65h18c4 0 6 0 6-5 0-2-2-2-6-2h-17l5-24c0-5 3-20 4-22 2-4 6-7 11-7 0 0 6 0 10 3-10 2-12 9-12 12 0 5 4 7 8 7 6 0 12-4 12-13s-10-14-18-14-21 4-27 25c-2 4-2 6-8 33h-14c-4 0-7 0-7 4 0 3 2 3 6 3h14l-15 83c-5 21-8 40-19 40-1 0-6 0-10-3 9-1 12-9 12-12 0-5-4-8-9-8s-11 5-11 14 10 14 18 14c11 0 20-13 24-20 7-14 11-40 12-41z">
            <text:p/>
          </draw:path>
          <draw:path draw:style-name="gr4" draw:text-style-name="P4" draw:layer="layout" svg:width="0.037cm" svg:height="0.076cm" svg:x="9.778cm" svg:y="4.857cm" svg:viewBox="0 0 38 77" svg:d="M36 13c1-3 2-4 2-5 0-4-4-8-9-8-6 0-8 5-9 7l-19 65-1 2c0 2 5 3 6 3s1 0 2-2z">
            <text:p/>
          </draw:path>
          <draw:path draw:style-name="gr4" draw:text-style-name="P4" draw:layer="layout" svg:width="0.022cm" svg:height="0.09cm" svg:x="9.907cm" svg:y="4.936cm" svg:viewBox="0 0 23 91" svg:d="M23 11c0-6-5-11-12-11-6 0-11 5-11 11s5 12 11 12c7 0 12-6 12-12zM23 81c0-7-5-12-12-12-6 0-11 5-11 12 0 6 5 10 11 10 7 0 12-4 12-10z">
            <text:p/>
          </draw:path>
          <draw:path draw:style-name="gr4" draw:text-style-name="P4" draw:layer="layout" svg:width="0.15cm" svg:height="0.143cm" svg:x="10.013cm" svg:y="4.883cm" svg:viewBox="0 0 151 144" svg:d="M56 75h21c15 0 17 4 17 10 0 2 0 4-1 10-1 1-1 2-1 2 0 2 2 3 3 3 2 0 2 0 3-4l11-46c1-3 1-3 1-4 0 0 0-2-3-2-1 0-2 1-3 4-4 17-9 21-27 21h-19l13-54c2-8 2-8 12-8h28c26 0 31 7 31 23 0 5 0 5-1 11-1 3-1 3-1 4s1 2 3 2 3-1 3-4l5-37c0-6-1-6-6-6h-104c-4 0-6 0-6 4 0 3 2 3 5 3 8 0 14 0 14 3 0 1 0 1-1 6l-28 111c-2 9-2 11-19 11-4 0-6 0-6 4 0 2 2 2 3 2 7 0 22 0 28 0 7 0 25 0 31 0 3 0 5 0 5-4 0-2-1-2-1-2-1 0-1 0-6 0s-6 0-11-1c-6-1-7-1-7-4 0 0 0-2 1-5z">
            <text:p/>
          </draw:path>
          <draw:polygon draw:style-name="gr4" draw:text-style-name="P4" draw:layer="layout" svg:width="0.028cm" svg:height="0.211cm" svg:x="10.195cm" svg:y="4.868cm" svg:viewBox="0 0 29 212" draw:points="29,212 29,203 8,203 8,8 29,8 29,0 0,0 0,212">
            <text:p/>
          </draw:polygon>
          <draw:path draw:style-name="gr4" draw:text-style-name="P4" draw:layer="layout" svg:width="0.144cm" svg:height="0.151cm" svg:x="10.235cm" svg:y="4.876cm" svg:viewBox="0 0 145 152" svg:d="M31 127c-9 15-17 18-27 18-2 0-4 0-4 5 0 1 1 2 3 2 5 0 12-1 18-1 7 0 14 1 21 1 1 0 4 0 4-4 0-3-2-3-3-3-5 0-10-2-10-7 0-3 1-5 3-8l16-27h53c1 5 4 33 4 35 0 7-12 7-16 7-3 0-5 0-5 5 0 2 3 2 3 2 9 0 18-1 27-1 5 0 18 1 24 1 1 0 3 0 3-4 0-3-2-3-5-3-13 0-13-1-13-7l-13-133c-1-4-1-5-4-5-4 0-4 1-6 4zM56 96l42-70 6 70z">
            <text:p/>
          </draw:path>
          <draw:path draw:style-name="gr4" draw:text-style-name="P4" draw:layer="layout" svg:width="0.054cm" svg:height="0.098cm" svg:x="10.402cm" svg:y="4.96cm" svg:viewBox="0 0 55 99" svg:d="M34 4c0-4 0-4-5-4-9 10-23 10-29 10v5c4 0 13 0 22-4v76c0 4 0 6-15 6h-6v6c3 0 21-1 27-1 4 0 23 1 27 1v-6h-6c-15 0-15-2-15-6z">
            <text:p/>
          </draw:path>
          <draw:polygon draw:style-name="gr4" draw:text-style-name="P4" draw:layer="layout" svg:width="0.028cm" svg:height="0.211cm" svg:x="10.485cm" svg:y="4.868cm" svg:viewBox="0 0 29 212" draw:points="29,0 0,0 0,8 21,8 21,203 0,203 0,212 29,212">
            <text:p/>
          </draw:polygon>
          <draw:path draw:style-name="gr4" draw:text-style-name="P4" draw:layer="layout" svg:width="0.187cm" svg:height="0.11cm" svg:x="10.608cm" svg:y="4.919cm" svg:viewBox="0 0 188 111" svg:d="M165 60c-12 9-17 18-19 20-10 15-12 28-12 28 0 3 3 3 5 3 3 0 4 0 4-5 5-20 18-38 42-48 2-1 3-1 3-3 0-1-1-2-2-2-9-4-35-14-43-50 0-2-1-3-4-3-2 0-5 0-5 2 0 1 2 14 11 29 4 6 11 13 20 20h-157c-4 0-8 0-8 4 0 5 4 5 8 5z">
            <text:p/>
          </draw:path>
          <draw:path draw:style-name="gr4" draw:text-style-name="P4" draw:layer="layout" svg:width="0.15cm" svg:height="0.143cm" svg:x="10.874cm" svg:y="4.883cm" svg:viewBox="0 0 151 144" svg:d="M56 75h21c15 0 17 4 17 10 0 2 0 4-1 10-1 1-1 2-1 2 0 2 2 3 3 3 2 0 2 0 3-4l11-46c1-3 1-3 1-4 0 0 0-2-3-2-1 0-2 1-3 4-4 17-9 21-27 21h-19l13-54c2-8 2-8 12-8h28c26 0 31 7 31 23 0 5 0 5-1 11-1 3-1 3-1 4s1 2 3 2 3-1 3-4l5-37c0-6-1-6-6-6h-104c-4 0-6 0-6 4 0 3 2 3 5 3 8 0 14 0 14 3 0 1 0 1-1 6l-28 111c-2 9-2 11-19 11-4 0-6 0-6 4 0 2 2 2 3 2 7 0 22 0 28 0 7 0 25 0 31 0 3 0 5 0 5-4 0-2-1-2-1-2-1 0-1 0-6 0s-6 0-11-1c-6-1-7-1-7-4 0 0 0-2 1-5z">
            <text:p/>
          </draw:path>
          <draw:polygon draw:style-name="gr4" draw:text-style-name="P4" draw:layer="layout" svg:width="0.028cm" svg:height="0.211cm" svg:x="11.055cm" svg:y="4.868cm" svg:viewBox="0 0 29 212" draw:points="29,212 29,203 8,203 8,8 29,8 29,0 0,0 0,212">
            <text:p/>
          </draw:polygon>
          <draw:path draw:style-name="gr4" draw:text-style-name="P4" draw:layer="layout" svg:width="0.144cm" svg:height="0.151cm" svg:x="11.096cm" svg:y="4.876cm" svg:viewBox="0 0 145 152" svg:d="M31 127c-9 15-17 18-27 18-2 0-4 0-4 5 0 1 1 2 3 2 5 0 12-1 18-1 7 0 14 1 21 1 1 0 4 0 4-4 0-3-2-3-3-3-5 0-10-2-10-7 0-3 1-5 3-8l16-27h53c1 5 4 33 4 35 0 7-12 7-16 7-3 0-5 0-5 5 0 2 3 2 3 2 9 0 18-1 27-1 5 0 18 1 24 1 1 0 3 0 3-4 0-3-2-3-5-3-13 0-13-1-13-7l-13-133c-1-4-1-5-4-5-4 0-4 1-6 4zM56 96l42-70 6 70z">
            <text:p/>
          </draw:path>
          <draw:path draw:style-name="gr4" draw:text-style-name="P4" draw:layer="layout" svg:width="0.065cm" svg:height="0.098cm" svg:x="11.255cm" svg:y="4.96cm" svg:viewBox="0 0 66 99" svg:d="M66 72h-5c0 3-2 12-4 13-1 1-13 1-15 1h-27c16-14 20-18 29-25 12-9 22-18 22-32 0-18-16-29-35-29-18 0-31 13-31 26 0 8 7 9 8 9 3 0 8-3 8-8 0-2-1-8-9-8 4-11 15-14 22-14 15 0 23 12 23 24 0 13-10 23-15 29l-36 35c-1 1-1 1-1 6h61z">
            <text:p/>
          </draw:path>
          <draw:polygon draw:style-name="gr4" draw:text-style-name="P4" draw:layer="layout" svg:width="0.028cm" svg:height="0.211cm" svg:x="11.345cm" svg:y="4.868cm" svg:viewBox="0 0 29 212" draw:points="29,0 0,0 0,8 21,8 21,203 0,203 0,212 29,212">
            <text:p/>
          </draw:polygon>
          <draw:path draw:style-name="gr4" draw:text-style-name="P4" draw:layer="layout" svg:width="0.187cm" svg:height="0.11cm" svg:x="11.469cm" svg:y="4.919cm" svg:viewBox="0 0 188 111" svg:d="M165 60c-12 9-17 18-19 20-10 15-12 28-12 28 0 3 3 3 5 3 3 0 4 0 4-5 5-20 18-38 42-48 2-1 3-1 3-3 0-1-1-2-2-2-9-4-35-14-43-50 0-2-1-3-4-3-2 0-5 0-5 2 0 1 2 14 11 29 4 6 11 13 20 20h-157c-4 0-8 0-8 4 0 5 4 5 8 5z">
            <text:p/>
          </draw:path>
          <draw:path draw:style-name="gr4" draw:text-style-name="P4" draw:layer="layout" svg:width="0.022cm" svg:height="0.022cm" svg:x="11.744cm" svg:y="5.004cm" svg:viewBox="0 0 23 23" svg:d="M23 11c0-6-5-11-12-11-6 0-11 5-11 11 0 7 5 12 11 12 7 0 12-5 12-12z">
            <text:p/>
          </draw:path>
          <draw:path draw:style-name="gr4" draw:text-style-name="P4" draw:layer="layout" svg:width="0.022cm" svg:height="0.022cm" svg:x="11.802cm" svg:y="5.004cm" svg:viewBox="0 0 23 23" svg:d="M23 11c0-6-5-11-12-11-6 0-11 5-11 11 0 7 5 12 11 12 7 0 12-5 12-12z">
            <text:p/>
          </draw:path>
          <draw:path draw:style-name="gr4" draw:text-style-name="P4" draw:layer="layout" svg:width="0.022cm" svg:height="0.022cm" svg:x="11.861cm" svg:y="5.004cm" svg:viewBox="0 0 23 23" svg:d="M23 11c0-6-5-11-12-11-6 0-11 5-11 11 0 7 5 12 11 12 7 0 12-5 12-12z">
            <text:p/>
          </draw:path>
          <draw:path draw:style-name="gr4" draw:text-style-name="P4" draw:layer="layout" svg:width="0.187cm" svg:height="0.11cm" svg:x="11.971cm" svg:y="4.919cm" svg:viewBox="0 0 188 111" svg:d="M165 60c-12 9-17 18-19 20-10 15-12 28-12 28 0 3 3 3 5 3 3 0 4 0 4-5 5-20 18-38 42-48 2-1 3-1 3-3 0-1-1-2-2-2-9-4-35-14-43-50 0-2-1-3-4-3-2 0-5 0-5 2 0 1 2 14 11 29 4 6 11 13 20 20h-157c-4 0-8 0-8 4 0 5 4 5 8 5z">
            <text:p/>
          </draw:path>
          <draw:path draw:style-name="gr4" draw:text-style-name="P4" draw:layer="layout" svg:width="0.15cm" svg:height="0.143cm" svg:x="12.236cm" svg:y="4.883cm" svg:viewBox="0 0 151 144" svg:d="M56 75h21c15 0 17 4 17 10 0 2 0 4-1 10-1 1-1 2-1 2 0 2 2 3 3 3 2 0 2 0 3-4l11-46c1-3 1-3 1-4 0 0 0-2-3-2-1 0-2 1-3 4-4 17-9 21-27 21h-19l13-54c2-8 2-8 12-8h28c26 0 31 7 31 23 0 5 0 5-1 11-1 3-1 3-1 4s1 2 3 2 3-1 3-4l5-37c0-6-1-6-6-6h-104c-4 0-6 0-6 4 0 3 2 3 5 3 8 0 14 0 14 3 0 1 0 1-1 6l-28 111c-2 9-2 11-19 11-4 0-6 0-6 4 0 2 2 2 3 2 7 0 22 0 28 0 7 0 25 0 31 0 3 0 5 0 5-4 0-2-1-2-1-2-1 0-1 0-6 0s-6 0-11-1c-6-1-7-1-7-4 0 0 0-2 1-5z">
            <text:p/>
          </draw:path>
          <draw:polygon draw:style-name="gr4" draw:text-style-name="P4" draw:layer="layout" svg:width="0.028cm" svg:height="0.211cm" svg:x="12.417cm" svg:y="4.868cm" svg:viewBox="0 0 29 212" draw:points="29,212 29,203 8,203 8,8 29,8 29,0 0,0 0,212">
            <text:p/>
          </draw:polygon>
          <draw:path draw:style-name="gr4" draw:text-style-name="P4" draw:layer="layout" svg:width="0.144cm" svg:height="0.151cm" svg:x="12.458cm" svg:y="4.876cm" svg:viewBox="0 0 145 152" svg:d="M31 127c-9 15-17 18-27 18-2 0-4 0-4 5 0 1 1 2 3 2 5 0 12-1 18-1 7 0 14 1 21 1 1 0 4 0 4-4 0-3-2-3-3-3-5 0-10-2-10-7 0-3 1-5 3-8l16-27h53c1 5 4 33 4 35 0 7-12 7-16 7-3 0-5 0-5 5 0 2 3 2 3 2 9 0 18-1 27-1 5 0 18 1 24 1 1 0 3 0 3-4 0-3-2-3-5-3-13 0-13-1-13-7l-13-133c-1-4-1-5-4-5-4 0-4 1-6 4zM56 96l42-70 6 70z">
            <text:p/>
          </draw:path>
          <draw:path draw:style-name="gr4" draw:text-style-name="P4" draw:layer="layout" svg:width="0.09cm" svg:height="0.066cm" svg:x="12.615cm" svg:y="4.993cm" svg:viewBox="0 0 91 67" svg:d="M11 57c0 1-1 5-1 6 0 3 3 4 5 4s5-1 5-3c1-1 2-6 3-9s3-10 3-14c2-3 2-6 3-10 2-6 2-7 6-13 5-6 11-14 23-14 8 0 8 8 8 10 0 9-6 26-8 32-2 4-3 6-3 9 0 8 7 12 15 12 14 0 21-20 21-23 0-1-2-1-3-1-2 0-2 0-2 2-4 12-10 18-16 18-3 0-4-2-4-5s1-6 4-12c1-5 7-21 7-29 0-15-11-17-19-17-12 0-21 8-25 14-1-11-10-14-16-14s-10 5-12 8c-3 6-5 14-5 15 0 2 2 2 2 2 3 0 3-1 4-5 2-9 5-16 11-16 3 0 5 3 5 7 0 3-2 9-3 13s-2 10-3 13z">
            <text:p/>
          </draw:path>
          <draw:polygon draw:style-name="gr4" draw:text-style-name="P4" draw:layer="layout" svg:width="0.028cm" svg:height="0.211cm" svg:x="12.728cm" svg:y="4.868cm" svg:viewBox="0 0 29 212" draw:points="29,0 0,0 0,8 21,8 21,203 0,203 0,212 29,212">
            <text:p/>
          </draw:polygon>
        </draw:g>
        <draw:connector draw:style-name="gr9" draw:text-style-name="P1" draw:layer="layout" draw:type="curve" svg:x1="5.591cm" svg:y1="5.001cm" svg:x2="9.645cm" svg:y2="4.968cm" draw:start-shape="id9" draw:start-glue-point="1" draw:end-shape="id10" draw:end-glue-point="3" svg:d="M5591 5001c3040 0 1014-33 4054-33" svg:viewBox="0 0 4055 34">
          <text:p/>
        </draw:connector>
        <draw:g>
          <svg:title>TexMaths</svg:title>
          <svg:desc>6§display§apply \circ ... \circ apply \circ pure§svg§600§FALSE§</svg:desc>
          <draw:polygon draw:style-name="gr3" draw:text-style-name="P3" draw:layer="layout" svg:width="2.195cm" svg:height="0.186cm" svg:x="6.263cm" svg:y="4.754cm" svg:viewBox="0 0 2196 187" draw:points="1098,187 0,187 0,0 2196,0 2196,187">
            <text:p/>
          </draw:polygon>
          <draw:path draw:style-name="gr4" draw:text-style-name="P4" draw:layer="layout" svg:width="0.096cm" svg:height="0.095cm" svg:x="6.271cm" svg:y="4.806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109cm" svg:height="0.134cm" svg:x="6.367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9cm" svg:height="0.134cm" svg:x="6.473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045cm" svg:height="0.148cm" svg:x="6.595cm" svg:y="4.753cm" svg:viewBox="0 0 46 149" svg:d="M46 2c0 0 0-2-3-2-5 0-21 2-26 2-2 0-4 0-4 5 0 2 2 2 5 2 10 0 11 2 11 4l-1 4-27 105c0 3-1 4-1 7 0 12 10 20 19 20 7 0 13-4 16-12 5-8 7-20 7-21 0-2-2-2-2-2-3 0-3 1-3 4-5 14-8 26-17 26-6 0-6-6-6-9 0-6 0-6 1-10z">
            <text:p/>
          </draw:path>
          <draw:path draw:style-name="gr4" draw:text-style-name="P4" draw:layer="layout" svg:width="0.097cm" svg:height="0.136cm" svg:x="6.658cm" svg:y="4.806cm" svg:viewBox="0 0 98 137" svg:d="M97 13c1-3 1-3 1-5 0-4-3-6-6-6s-6 2-8 5c0 1-2 7-3 11-1 6-3 11-4 17l-10 38c0 3-9 18-24 18-11 0-12-9-12-17 0-10 3-23 10-42 3-8 5-10 5-15 0-9-8-17-18-17-20 0-28 31-28 32 0 3 2 3 2 3 3 0 3-1 4-4 5-20 14-26 22-26 1 0 4 0 4 6s-1 11-3 15c-9 23-12 35-12 45 0 18 13 25 26 25 8 0 15-4 21-10-3 11-5 22-14 33-5 7-13 13-23 13-3 0-13 0-16-9 3 0 6 0 9-2 2-2 4-5 4-9 0-7-5-7-8-7-5 0-12 3-12 14 0 10 10 18 23 18 22 0 44-20 50-43z">
            <text:p/>
          </draw:path>
          <draw:path draw:style-name="gr4" draw:text-style-name="P4" draw:layer="layout" svg:width="0.082cm" svg:height="0.081cm" svg:x="6.822cm" svg:y="4.806cm" svg:viewBox="0 0 83 82" svg:d="M83 41c0-22-19-41-42-41-22 0-41 19-41 41 0 23 19 41 41 41 23 0 42-18 42-41zM41 74c-18 0-33-15-33-33s15-33 33-33 33 15 33 33-15 33-33 33z">
            <text:p/>
          </draw:path>
          <draw:path draw:style-name="gr4" draw:text-style-name="P4" draw:layer="layout" svg:width="0.022cm" svg:height="0.022cm" svg:x="6.98cm" svg:y="4.877cm" svg:viewBox="0 0 23 23" svg:d="M23 11c0-6-5-11-12-11-6 0-11 5-11 11 0 7 5 12 11 12 7 0 12-5 12-12z">
            <text:p/>
          </draw:path>
          <draw:path draw:style-name="gr4" draw:text-style-name="P4" draw:layer="layout" svg:width="0.022cm" svg:height="0.022cm" svg:x="7.038cm" svg:y="4.877cm" svg:viewBox="0 0 23 23" svg:d="M23 11c0-6-5-11-12-11-6 0-11 5-11 11 0 7 5 12 11 12 7 0 12-5 12-12z">
            <text:p/>
          </draw:path>
          <draw:path draw:style-name="gr4" draw:text-style-name="P4" draw:layer="layout" svg:width="0.022cm" svg:height="0.022cm" svg:x="7.096cm" svg:y="4.877cm" svg:viewBox="0 0 23 23" svg:d="M23 11c0-6-5-11-12-11-6 0-11 5-11 11 0 7 5 12 11 12 7 0 12-5 12-12z">
            <text:p/>
          </draw:path>
          <draw:path draw:style-name="gr4" draw:text-style-name="P4" draw:layer="layout" svg:width="0.082cm" svg:height="0.081cm" svg:x="7.195cm" svg:y="4.806cm" svg:viewBox="0 0 83 82" svg:d="M83 41c0-22-19-41-42-41-22 0-41 19-41 41 0 23 19 41 41 41 23 0 42-18 42-41zM41 74c-18 0-33-15-33-33s15-33 33-33 33 15 33 33-15 33-33 33z">
            <text:p/>
          </draw:path>
          <draw:path draw:style-name="gr4" draw:text-style-name="P4" draw:layer="layout" svg:width="0.096cm" svg:height="0.095cm" svg:x="7.344cm" svg:y="4.806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109cm" svg:height="0.134cm" svg:x="7.44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9cm" svg:height="0.134cm" svg:x="7.545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045cm" svg:height="0.148cm" svg:x="7.667cm" svg:y="4.753cm" svg:viewBox="0 0 46 149" svg:d="M46 2c0 0 0-2-3-2-5 0-21 2-26 2-2 0-4 0-4 5 0 2 2 2 5 2 10 0 11 2 11 4l-1 4-27 105c0 3-1 4-1 7 0 12 10 20 19 20 7 0 13-4 16-12 5-8 7-20 7-21 0-2-2-2-2-2-3 0-3 1-3 4-5 14-8 26-17 26-6 0-6-6-6-9 0-6 0-6 1-10z">
            <text:p/>
          </draw:path>
          <draw:path draw:style-name="gr4" draw:text-style-name="P4" draw:layer="layout" svg:width="0.097cm" svg:height="0.136cm" svg:x="7.731cm" svg:y="4.806cm" svg:viewBox="0 0 98 137" svg:d="M97 13c1-3 1-3 1-5 0-4-3-6-6-6s-6 2-8 5c0 1-2 7-3 11-1 6-3 11-4 17l-10 38c0 3-9 18-24 18-11 0-12-9-12-17 0-10 3-23 10-42 3-8 5-10 5-15 0-9-8-17-18-17-20 0-28 31-28 32 0 3 2 3 2 3 3 0 3-1 4-4 5-20 14-26 22-26 1 0 4 0 4 6s-1 11-3 15c-9 23-12 35-12 45 0 18 13 25 26 25 8 0 15-4 21-10-3 11-5 22-14 33-5 7-13 13-23 13-3 0-13 0-16-9 3 0 6 0 9-2 2-2 4-5 4-9 0-7-5-7-8-7-5 0-12 3-12 14 0 10 10 18 23 18 22 0 44-20 50-43z">
            <text:p/>
          </draw:path>
          <draw:path draw:style-name="gr4" draw:text-style-name="P4" draw:layer="layout" svg:width="0.082cm" svg:height="0.081cm" svg:x="7.894cm" svg:y="4.806cm" svg:viewBox="0 0 83 82" svg:d="M83 41c0-22-19-41-42-41-22 0-41 19-41 41 0 23 19 41 41 41 23 0 42-18 42-41zM41 74c-18 0-33-15-33-33s15-33 33-33 33 15 33 33-15 33-33 33z">
            <text:p/>
          </draw:path>
          <draw:path draw:style-name="gr4" draw:text-style-name="P4" draw:layer="layout" svg:width="0.109cm" svg:height="0.134cm" svg:x="8.028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3-5 4-15 9-25 16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8.146cm" svg:y="4.806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8.266cm" svg:y="4.806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8.37cm" svg:y="4.806cm" svg:viewBox="0 0 82 96" svg:d="M30 45c6 0 22-1 32-5 15-6 17-19 17-22 0-9-9-18-23-18-24 0-56 20-56 58 0 21 13 38 34 38 30 0 48-22 48-25 0-1-2-3-3-3s-2 1-3 2c-17 21-39 21-42 21-17 0-19-17-19-24 0-3 1-9 4-22zM20 40c8-32 30-35 36-35 9 0 15 6 15 13 0 22-34 22-42 22z">
            <text:p/>
          </draw:path>
        </draw:g>
        <draw:custom-shape draw:style-name="gr2" draw:text-style-name="P2" xml:id="id1" draw:id="id1" draw:layer="layout" svg:width="0.127cm" svg:height="0.127cm" svg:x="5.107cm" svg:y="4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A_{n-1}§svg§600§FALSE§</svg:desc>
          <draw:polygon draw:style-name="gr3" draw:text-style-name="P3" draw:layer="layout" svg:width="0.635cm" svg:height="0.256cm" svg:x="4.854cm" svg:y="3.858cm" svg:viewBox="0 0 636 257" draw:points="318,257 0,257 0,0 636,0 636,257">
            <text:p/>
          </draw:polygon>
          <draw:path draw:style-name="gr4" draw:text-style-name="P4" draw:layer="layout" svg:width="0.193cm" svg:height="0.201cm" svg:x="4.864cm" svg:y="3.848cm" svg:viewBox="0 0 194 202" svg:d="M41 169c-11 20-23 24-35 24-4 0-6 0-6 6 0 2 2 3 4 3 7 0 16-1 24-1 10 0 19 1 28 1 2 0 6 0 6-5 0-4-3-4-5-4-7 0-13-3-13-10 0-3 2-6 4-10l21-36h71c1 6 5 44 5 47 0 9-15 9-21 9-4 0-6 0-6 6 0 3 3 3 4 3 11 0 23-1 35-1 7 0 25 1 32 1 1 0 5 0 5-5 0-4-3-4-7-4-17 0-17-2-18-10l-17-177c-1-5-1-6-6-6-4 0-5 2-7 5zM74 128l56-93 9 93z">
            <text:p/>
          </draw:path>
          <draw:path draw:style-name="gr4" draw:text-style-name="P4" draw:layer="layout" svg:width="0.12cm" svg:height="0.089cm" svg:x="5.073cm" svg:y="4.004cm" svg:viewBox="0 0 121 90" svg:d="M15 75c-1 3-2 7-2 8 0 4 4 7 7 7s6-3 7-5 3-8 4-12 3-13 4-18c2-5 3-9 3-13 3-8 4-10 9-18 6-8 15-18 30-18 11 0 11 10 11 13 0 12-8 35-11 43-3 5-3 7-3 11 0 10 8 17 19 17 19 0 28-28 28-31 0-2-3-2-3-2-3 0-3 1-4 3-4 16-13 24-21 24-4 0-5-2-5-7 0-4 1-7 5-16 2-6 10-27 10-39 0-19-15-22-25-22-17 0-28 10-34 18-2-14-13-18-22-18-8 0-12 6-15 10-5 8-7 20-7 20 0 3 2 3 3 3 3 0 3-1 5-6 2-12 6-21 14-21 5 0 7 4 7 9 0 4-2 11-3 17-2 5-4 14-5 18z">
            <text:p/>
          </draw:path>
          <draw:path draw:style-name="gr4" draw:text-style-name="P4" draw:layer="layout" svg:width="0.133cm" svg:height="0.009cm" svg:x="5.224cm" svg:y="4.037cm" svg:viewBox="0 0 134 10" svg:d="M126 10c3 0 8 0 8-4 0-6-4-6-8-6h-118c-3 0-8 0-8 5s5 5 8 5z">
            <text:p/>
          </draw:path>
          <draw:path draw:style-name="gr4" draw:text-style-name="P4" draw:layer="layout" svg:width="0.072cm" svg:height="0.13cm" svg:x="5.399cm" svg:y="3.961cm" svg:viewBox="0 0 73 131" svg:d="M45 6c0-6 0-6-6-6-13 13-31 13-39 13v7c5 0 18 0 29-6v101c0 7 0 9-20 9h-7v7c3 0 28-1 35-1 6 0 31 1 36 1v-7h-8c-20 0-20-2-20-9z">
            <text:p/>
          </draw:path>
        </draw:g>
        <draw:custom-shape draw:style-name="gr2" draw:text-style-name="P2" xml:id="id3" draw:id="id3" draw:layer="layout" svg:width="0.127cm" svg:height="0.127cm" svg:x="10.708cm" svg:y="3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7§display§F[A_2]§svg§600§FALSE§</svg:desc>
          <draw:polygon draw:style-name="gr3" draw:text-style-name="P3" draw:layer="layout" svg:width="0.622cm" svg:height="0.244cm" svg:x="10.459cm" svg:y="3.154cm" svg:viewBox="0 0 623 245" draw:points="312,245 0,245 0,0 623,0 623,245">
            <text:p/>
          </draw:polygon>
          <draw:path draw:style-name="gr4" draw:text-style-name="P4" draw:layer="layout" svg:width="0.175cm" svg:height="0.167cm" svg:x="10.468cm" svg:y="3.17cm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olygon draw:style-name="gr4" draw:text-style-name="P4" draw:layer="layout" svg:width="0.033cm" svg:height="0.245cm" svg:x="10.68cm" svg:y="3.153cm" svg:viewBox="0 0 34 246" draw:points="34,246 34,236 10,236 10,10 34,10 34,0 0,0 0,246">
            <text:p/>
          </draw:polygon>
          <draw:path draw:style-name="gr4" draw:text-style-name="P4" draw:layer="layout" svg:width="0.168cm" svg:height="0.176cm" svg:x="10.728cm" svg:y="3.161cm" svg:viewBox="0 0 169 177" svg:d="M36 148c-10 17-20 20-31 21-3 0-5 0-5 5 0 1 1 3 4 3 6 0 14-1 21-1 8 0 16 1 24 1 1 0 5 0 5-5 0-3-2-3-4-3-6-1-11-3-11-9 0-3 1-6 3-9l18-31h63c0 5 4 39 4 41 0 7-14 8-18 8s-6 0-6 5c0 3 3 3 3 3 10 0 21-1 31-1 7 0 22 1 28 1 2 0 4 0 4-5 0-3-2-3-5-3-16 0-16-2-16-9l-15-154c-1-5-1-6-5-6s-5 1-6 4zM65 112l49-81 8 81z">
            <text:p/>
          </draw:path>
          <draw:path draw:style-name="gr4" draw:text-style-name="P4" draw:layer="layout" svg:width="0.076cm" svg:height="0.114cm" svg:x="10.913cm" svg:y="3.26cm" svg:viewBox="0 0 77 115" svg:d="M77 83h-6c0 4-2 14-4 16-2 1-15 1-18 1h-31c18-16 23-21 34-29 13-10 25-21 25-37 0-21-19-34-41-34-21 0-36 15-36 31 0 9 8 10 9 10 4 0 9-3 9-10 0-2 0-9-10-9 5-12 17-16 26-16 17 0 26 14 26 28 0 15-11 27-17 33l-42 41c-1 2-1 2-1 7h71z">
            <text:p/>
          </draw:path>
          <draw:polygon draw:style-name="gr4" draw:text-style-name="P4" draw:layer="layout" svg:width="0.033cm" svg:height="0.245cm" svg:x="11.018cm" svg:y="3.153cm" svg:viewBox="0 0 34 246" draw:points="34,0 0,0 0,10 25,10 25,236 0,236 0,246 34,246">
            <text:p/>
          </draw:polygon>
        </draw:g>
        <draw:frame draw:style-name="gr10" draw:text-style-name="P8" draw:layer="layout" svg:width="0.68cm" svg:height="0.493cm" svg:x="4.218cm" svg:y="3.62cm">
          <draw:text-box>
            <text:p text:style-name="P7"><text:span text:style-name="T2">...</text:span></text:p>
          </draw:text-box>
        </draw:frame>
        <draw:frame draw:style-name="gr10" draw:text-style-name="P8" draw:layer="layout" svg:width="0.68cm" svg:height="0.493cm" svg:x="11.018cm" svg:y="3.421cm">
          <draw:text-box>
            <text:p text:style-name="P7"><text:span text:style-name="T2">...</text:span></text:p>
          </draw:text-box>
        </draw:frame>
        <draw:connector draw:style-name="gr11" draw:text-style-name="P1" draw:layer="layout" draw:type="curve" svg:x1="3.334cm" svg:y1="3.204cm" svg:x2="9.893cm" svg:y2="3.005cm" draw:start-shape="id6" draw:start-glue-point="10" draw:end-shape="id8" draw:end-glue-point="6" svg:d="M3334 3204c4918 0 1639-199 6559-199" svg:viewBox="0 0 6560 200">
          <text:p/>
        </draw:connector>
        <draw:connector draw:style-name="gr11" draw:text-style-name="P1" draw:layer="layout" draw:type="curve" svg:x1="4.135cm" svg:y1="3.705cm" svg:x2="10.708cm" svg:y2="3.507cm" draw:start-shape="id5" draw:start-glue-point="10" draw:end-shape="id3" draw:end-glue-point="6" svg:d="M4135 3705c4929 0 1643-198 6573-198" svg:viewBox="0 0 6574 199">
          <text:p/>
        </draw:connector>
        <draw:connector draw:style-name="gr11" draw:text-style-name="P1" draw:layer="layout" draw:type="curve" svg:x1="5.234cm" svg:y1="4.207cm" svg:x2="11.908cm" svg:y2="4.006cm" draw:start-shape="id1" draw:start-glue-point="10" draw:end-shape="id7" draw:end-glue-point="6" svg:d="M5234 4207c5005 0 1669-201 6674-201" svg:viewBox="0 0 6675 202">
          <text:p/>
        </draw:connector>
        <draw:g>
          <svg:title>TexMaths</svg:title>
          <svg:desc>6§display§pure§svg§600§FALSE§</svg:desc>
          <draw:polygon draw:style-name="gr3" draw:text-style-name="P3" draw:layer="layout" svg:width="0.423cm" svg:height="0.131cm" svg:x="6.071cm" svg:y="2.957cm" svg:viewBox="0 0 424 132" draw:points="212,132 0,132 0,0 424,0 424,132">
            <text:p/>
          </draw:polygon>
          <draw:path draw:style-name="gr4" draw:text-style-name="P4" draw:layer="layout" svg:width="0.109cm" svg:height="0.134cm" svg:x="6.064cm" svg:y="2.954cm" svg:viewBox="0 0 110 135" svg:d="M16 119c-2 8-2 9-11 9-3 0-5 0-5 4 0 2 1 3 3 3 5 0 11-1 17-1 8 0 15 1 21 1 2 0 5 0 5-5 0-2-3-2-6-2-11 0-11-1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6.182cm" svg:y="2.954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6.303cm" svg:y="2.954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6.407cm" svg:y="2.954cm" svg:viewBox="0 0 82 96" svg:d="M30 45c6 0 22-1 32-5 15-6 17-19 17-22 0-9-9-18-23-18-24 0-56 20-56 58 0 21 13 38 34 38 30 0 48-22 48-25 0-1-2-3-3-3s-2 1-3 2c-17 21-39 21-42 21-17 0-19-17-19-24 0-3 1-9 4-22zM20 40c8-32 30-35 36-35 9 0 15 6 15 13 0 22-34 22-42 22z">
            <text:p/>
          </draw:path>
        </draw:g>
        <draw:g>
          <svg:title>TexMaths</svg:title>
          <svg:desc>6§display§pure§svg§600§FALSE§</svg:desc>
          <draw:polygon draw:style-name="gr3" draw:text-style-name="P3" draw:layer="layout" svg:width="0.423cm" svg:height="0.131cm" svg:x="6.772cm" svg:y="3.457cm" svg:viewBox="0 0 424 132" draw:points="212,132 0,132 0,0 424,0 424,132">
            <text:p/>
          </draw:polygon>
          <draw:path draw:style-name="gr4" draw:text-style-name="P4" draw:layer="layout" svg:width="0.109cm" svg:height="0.134cm" svg:x="6.765cm" svg:y="3.454cm" svg:viewBox="0 0 110 135" svg:d="M16 119c-2 8-2 9-11 9-3 0-5 0-5 4 0 2 1 3 3 3 5 0 11-1 17-1 8 0 15 1 21 1 2 0 5 0 5-5 0-2-3-2-6-2-11 0-11-1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6.883cm" svg:y="3.454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7.004cm" svg:y="3.454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7.108cm" svg:y="3.454cm" svg:viewBox="0 0 82 96" svg:d="M30 45c6 0 22-1 32-5 15-6 17-19 17-22 0-9-9-18-23-18-24 0-56 20-56 58 0 21 13 38 34 38 30 0 48-22 48-25 0-1-2-3-3-3s-2 1-3 2c-17 21-39 21-42 21-17 0-19-17-19-24 0-3 1-9 4-22zM20 40c8-32 30-35 36-35 9 0 15 6 15 13 0 22-34 22-42 22z">
            <text:p/>
          </draw:path>
        </draw:g>
        <draw:g>
          <svg:title>TexMaths</svg:title>
          <svg:desc>6§display§pure§svg§600§FALSE§</svg:desc>
          <draw:polygon draw:style-name="gr3" draw:text-style-name="P3" draw:layer="layout" svg:width="0.423cm" svg:height="0.131cm" svg:x="7.673cm" svg:y="3.958cm" svg:viewBox="0 0 424 132" draw:points="212,132 0,132 0,0 424,0 424,132">
            <text:p/>
          </draw:polygon>
          <draw:path draw:style-name="gr4" draw:text-style-name="P4" draw:layer="layout" svg:width="0.109cm" svg:height="0.134cm" svg:x="7.666cm" svg:y="3.955cm" svg:viewBox="0 0 110 135" svg:d="M16 119c-2 8-2 9-11 9-3 0-5 0-5 4 0 2 1 3 3 3 5 0 11-1 17-1 8 0 15 1 21 1 2 0 5 0 5-5 0-2-3-2-6-2-11 0-11-1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7.784cm" svg:y="3.955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7.905cm" svg:y="3.955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8.009cm" svg:y="3.955cm" svg:viewBox="0 0 82 96" svg:d="M30 45c6 0 22-1 32-5 15-6 17-19 17-22 0-9-9-18-23-18-24 0-56 20-56 58 0 21 13 38 34 38 30 0 48-22 48-25 0-1-2-3-3-3s-2 1-3 2c-17 21-39 21-42 21-17 0-19-17-19-24 0-3 1-9 4-22zM20 40c8-32 30-35 36-35 9 0 15 6 15 13 0 22-34 22-42 2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4-10T13:32:28.865628715</dc:date>
    <meta:editing-duration>PT2H23M22S</meta:editing-duration>
    <meta:editing-cycles>51</meta:editing-cycles>
    <meta:generator>LibreOffice/5.0.5.2$Linux_X86_64 LibreOffice_project/00m0$Build-2</meta:generator>
    <meta:document-statistic meta:object-count="153"/>
  </office:meta>
</office:document-meta>
</file>